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0.58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3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- Animation<text:s/><text:span text:style-name="T1">Insgesamt = 3 Punkte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iel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ämonen Tie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- Sounds<text:s/><text:span text:style-name="T1">Insgesamt = 4 Punkte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iel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ämonen Tie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- Standart Features<text:s/><text:span text:style-name="T1">Insgesamt = 4 Punkte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0 FP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nster Größ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 Btimaps als sprite erzeugen nach dem laden konvertier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 bitmaps außer dem Hintergrund sind transpar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Kollisionsüberprüfung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- Kollisonsüberprüfung<text:s/><text:span text:style-name="T1">Insgesamt = 6 Punkte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wischen Spieler und Ma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ischen Spieler und Tie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ischen Spieler und Dämonen Tie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ischen Tiere und Ma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ischen Tiere und Dämonen Tie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ischen Dämonen Tiere und Ma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- Spieler<text:s/><text:span text:style-name="T1">Insgesamt = 4 Punkte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stimmte anzahl an Gesundhe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timmte anzahl an Stärk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timmte anzahl an Ausdauer (zum Sprinten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nn mit den Pfeiltasten sich fortbeweg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aktione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- Interaktionen Spieler<text:s/><text:span text:style-name="T1">Insgesamt = 10 Punkte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bbauen von Gemüse oder Frücht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müse oder Früchte Ess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üttern von Tieren mit Gemüse oder Frücht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Öffnen vom inventa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besserung von Spieler eigenschaft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besserung von Tier eigenschaft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re Zähmen, Streichel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re anbind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ämonen Tiere betäub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ämonen Tiere Fütter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nen ablessen auf der Map um die Geschickte zu Versteh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- Tiere<text:s/><text:span text:style-name="T1">Insgesamt = 2 Punkte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stimmte anzahl an Gesundhe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timmte anzahl an Stärk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aktione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- Interaktionen Tiere<text:s/><text:span text:style-name="T1">Insgesamt = 3 Punkte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eifen Dämonen Tiere an wenn sie zu nah komm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ventar (können Futter tragen 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lgen den spieler falls er sie nicht angebunden ha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- Dämonen Tiere<text:s/><text:span text:style-name="T1">Insgesamt = 2 Punkte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stimmte anzahl an Gesundhe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timmte anzahl an Stärk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aktione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- Interaktionen Dämonen Tiere<text:s/><text:span text:style-name="T1">Insgesamt = 2 Punkte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eife den Spieler und Tiere an wenn sie zu nah komm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ufen in der welt ru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- Ma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indernis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ion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Insgesamt mögliche punkte</text:p>
          </table:table-cell>
          <table:table-cell office:value-type="float" office:value="44" table:formula="of:=SUM([.B4:.B78])" table:style-name="ce1">
            <text:p>44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t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 text:c="7"/>% <text:s text:c="28"/>Punkte <text:s text:c="21"/>No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00 % – 92 % <text:s text:c="17"/>44 - 40,5 <text:s text:c="19"/>sehr gu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91 % – 81 % <text:s text:c="19"/>40 - 36 <text:s text:c="21"/>gu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80 % - 67 % <text:s text:c="20"/>35 - 30 <text:s text:c="21"/>befriedige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6 % - 50 % <text:s text:c="20"/>29 - 22 <text:s text:c="21"/>ausreiche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9 % - 30 % <text:s text:c="20"/>21 - 13 <text:s text:c="21"/>mangelfhaf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9 % - 0 % <text:s text:c="22"/>12 - 0 <text:s text:c="22"/>ungenügend</text:p>
          </table:table-cell>
          <table:table-cell table:number-columns-repeated="16383" table:style-name="ce1"/>
        </table:table-row>
        <table:table-row table:number-rows-repeated="104848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dc:creator>pc</dc:creator>
    <meta:creation-date>2022-02-25T09:32:22Z</meta:creation-date>
    <dc:date>2022-04-29T23:58:30Z</dc:date>
    <meta:editing-cycles>6</meta:editing-cycles>
    <meta:editing-duration>PT0S</meta:editing-duration>
  </office:meta>
</office:document-meta>
</file>